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97603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12.0"/>
          <table:table-cell office:value-type="float" office:value="4666.0"/>
          <table:table-cell office:value-type="float" office:value="17496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74.0"/>
          <table:table-cell office:value-type="float" office:value="10590.0"/>
          <table:table-cell office:value-type="float" office:value="8437.0"/>
          <table:table-cell office:value-type="float" office:value="7822.0"/>
          <table:table-cell office:value-type="float" office:value="3721.0"/>
          <table:table-cell office:value-type="float" office:value="80.0"/>
          <table:table-cell office:value-type="float" office:value="2.33432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34.0"/>
          <table:table-cell office:value-type="float" office:value="4666.0"/>
          <table:table-cell office:value-type="float" office:value="17496.0"/>
          <table:table-cell office:value-type="float" office:value="12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74.0"/>
          <table:table-cell office:value-type="float" office:value="10590.0"/>
          <table:table-cell office:value-type="float" office:value="8437.0"/>
          <table:table-cell office:value-type="float" office:value="7822.0"/>
          <table:table-cell office:value-type="float" office:value="3720.0"/>
          <table:table-cell office:value-type="float" office:value="80.0"/>
          <table:table-cell office:value-type="float" office:value="2.25179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5.0"/>
          <table:table-cell office:value-type="float" office:value="4586.0"/>
          <table:table-cell office:value-type="float" office:value="17248.0"/>
          <table:table-cell office:value-type="float" office:value="128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58.0"/>
          <table:table-cell office:value-type="float" office:value="10552.0"/>
          <table:table-cell office:value-type="float" office:value="8399.0"/>
          <table:table-cell office:value-type="float" office:value="8084.0"/>
          <table:table-cell office:value-type="float" office:value="2588.0"/>
          <table:table-cell office:value-type="float" office:value="8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99807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21.0"/>
          <table:table-cell office:value-type="float" office:value="4833.0"/>
          <table:table-cell office:value-type="float" office:value="18286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0.0"/>
          <table:table-cell office:value-type="float" office:value="10996.0"/>
          <table:table-cell office:value-type="float" office:value="8707.0"/>
          <table:table-cell office:value-type="float" office:value="8140.0"/>
          <table:table-cell office:value-type="float" office:value="3770.0"/>
          <table:table-cell office:value-type="float" office:value="80.0"/>
          <table:table-cell office:value-type="float" office:value="2.0708"/>
          <table:table-cell office:value-type="float" office:value="0.0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10.0"/>
          <table:table-cell office:value-type="float" office:value="4833.0"/>
          <table:table-cell office:value-type="float" office:value="18286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0.0"/>
          <table:table-cell office:value-type="float" office:value="10996.0"/>
          <table:table-cell office:value-type="float" office:value="8707.0"/>
          <table:table-cell office:value-type="float" office:value="8140.0"/>
          <table:table-cell office:value-type="float" office:value="3771.0"/>
          <table:table-cell office:value-type="float" office:value="80.0"/>
          <table:table-cell office:value-type="float" office:value="2.2877"/>
          <table:table-cell office:value-type="float" office:value="0.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31.0"/>
          <table:table-cell office:value-type="float" office:value="768.0"/>
          <table:table-cell office:value-type="float" office:value="4753.0"/>
          <table:table-cell office:value-type="float" office:value="18038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94.0"/>
          <table:table-cell office:value-type="float" office:value="10958.0"/>
          <table:table-cell office:value-type="float" office:value="8669.0"/>
          <table:table-cell office:value-type="float" office:value="8402.0"/>
          <table:table-cell office:value-type="float" office:value="2613.0"/>
          <table:table-cell office:value-type="float" office:value="8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99055"/>
          <table:table-cell office:value-type="float" office:value="0.0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5.0"/>
          <table:table-cell office:value-type="float" office:value="4751.0"/>
          <table:table-cell office:value-type="float" office:value="17899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83.0"/>
          <table:table-cell office:value-type="float" office:value="10768.0"/>
          <table:table-cell office:value-type="float" office:value="8570.0"/>
          <table:table-cell office:value-type="float" office:value="7952.0"/>
          <table:table-cell office:value-type="float" office:value="3739.0"/>
          <table:table-cell office:value-type="float" office:value="80.0"/>
          <table:table-cell office:value-type="float" office:value="2.04387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58.0"/>
          <table:table-cell office:value-type="float" office:value="4751.0"/>
          <table:table-cell office:value-type="float" office:value="17899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83.0"/>
          <table:table-cell office:value-type="float" office:value="10768.0"/>
          <table:table-cell office:value-type="float" office:value="8570.0"/>
          <table:table-cell office:value-type="float" office:value="7952.0"/>
          <table:table-cell office:value-type="float" office:value="3739.0"/>
          <table:table-cell office:value-type="float" office:value="80.0"/>
          <table:table-cell office:value-type="float" office:value="2.24421"/>
          <table:table-cell office:value-type="float" office:value="0.0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2.0"/>
          <table:table-cell office:value-type="float" office:value="4671.0"/>
          <table:table-cell office:value-type="float" office:value="17651.0"/>
          <table:table-cell office:value-type="float" office:value="1294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67.0"/>
          <table:table-cell office:value-type="float" office:value="10732.0"/>
          <table:table-cell office:value-type="float" office:value="8534.0"/>
          <table:table-cell office:value-type="float" office:value="8212.0"/>
          <table:table-cell office:value-type="float" office:value="2594.0"/>
          <table:table-cell office:value-type="float" office:value="8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93779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26.0"/>
          <table:table-cell office:value-type="float" office:value="4176.0"/>
          <table:table-cell office:value-type="float" office:value="15773.0"/>
          <table:table-cell office:value-type="float" office:value="12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7.0"/>
          <table:table-cell office:value-type="float" office:value="9958.0"/>
          <table:table-cell office:value-type="float" office:value="7875.0"/>
          <table:table-cell office:value-type="float" office:value="7538.0"/>
          <table:table-cell office:value-type="float" office:value="3679.0"/>
          <table:table-cell office:value-type="float" office:value="80.0"/>
          <table:table-cell office:value-type="float" office:value="1.96296"/>
          <table:table-cell office:value-type="float" office:value="0.0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4.0"/>
          <table:table-cell office:value-type="float" office:value="4176.0"/>
          <table:table-cell office:value-type="float" office:value="15773.0"/>
          <table:table-cell office:value-type="float" office:value="12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7.0"/>
          <table:table-cell office:value-type="float" office:value="9958.0"/>
          <table:table-cell office:value-type="float" office:value="7875.0"/>
          <table:table-cell office:value-type="float" office:value="7538.0"/>
          <table:table-cell office:value-type="float" office:value="3681.0"/>
          <table:table-cell office:value-type="float" office:value="80.0"/>
          <table:table-cell office:value-type="float" office:value="2.2403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4.0"/>
          <table:table-cell office:value-type="float" office:value="4096.0"/>
          <table:table-cell office:value-type="float" office:value="15525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21.0"/>
          <table:table-cell office:value-type="float" office:value="9923.0"/>
          <table:table-cell office:value-type="float" office:value="7840.0"/>
          <table:table-cell office:value-type="float" office:value="7797.0"/>
          <table:table-cell office:value-type="float" office:value="2558.0"/>
          <table:table-cell office:value-type="float" office:value="8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95814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67.0"/>
          <table:table-cell office:value-type="float" office:value="4585.0"/>
          <table:table-cell office:value-type="float" office:value="17368.0"/>
          <table:table-cell office:value-type="float" office:value="124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49.0"/>
          <table:table-cell office:value-type="float" office:value="10643.0"/>
          <table:table-cell office:value-type="float" office:value="8426.0"/>
          <table:table-cell office:value-type="float" office:value="7966.0"/>
          <table:table-cell office:value-type="float" office:value="3734.0"/>
          <table:table-cell office:value-type="float" office:value="80.0"/>
          <table:table-cell office:value-type="float" office:value="2.07516"/>
          <table:table-cell office:value-type="float" office:value="0.1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51.0"/>
          <table:table-cell office:value-type="float" office:value="4585.0"/>
          <table:table-cell office:value-type="float" office:value="17368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49.0"/>
          <table:table-cell office:value-type="float" office:value="10643.0"/>
          <table:table-cell office:value-type="float" office:value="8426.0"/>
          <table:table-cell office:value-type="float" office:value="7966.0"/>
          <table:table-cell office:value-type="float" office:value="3735.0"/>
          <table:table-cell office:value-type="float" office:value="80.0"/>
          <table:table-cell office:value-type="float" office:value="2.27322"/>
          <table:table-cell office:value-type="float" office:value="0.10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1.0"/>
          <table:table-cell office:value-type="float" office:value="1373.0"/>
          <table:table-cell office:value-type="float" office:value="4505.0"/>
          <table:table-cell office:value-type="float" office:value="17120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33.0"/>
          <table:table-cell office:value-type="float" office:value="10607.0"/>
          <table:table-cell office:value-type="float" office:value="8390.0"/>
          <table:table-cell office:value-type="float" office:value="8226.0"/>
          <table:table-cell office:value-type="float" office:value="2586.0"/>
          <table:table-cell office:value-type="float" office:value="8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95423"/>
          <table:table-cell office:value-type="float" office:value="0.0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00.0"/>
          <table:table-cell office:value-type="float" office:value="3322.0"/>
          <table:table-cell office:value-type="float" office:value="7414.0"/>
          <table:table-cell office:value-type="float" office:value="27759.0"/>
          <table:table-cell office:value-type="float" office:value="1265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1.0"/>
          <table:table-cell office:value-type="float" office:value="15071.0"/>
          <table:table-cell office:value-type="float" office:value="12140.0"/>
          <table:table-cell office:value-type="float" office:value="10513.0"/>
          <table:table-cell office:value-type="float" office:value="2389.0"/>
          <table:table-cell office:value-type="float" office:value="80.0"/>
          <table:table-cell office:value-type="float" office:value="2.10668"/>
          <table:table-cell office:value-type="float" office:value="0.0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948.0"/>
          <table:table-cell office:value-type="float" office:value="7414.0"/>
          <table:table-cell office:value-type="float" office:value="27759.0"/>
          <table:table-cell office:value-type="float" office:value="127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1.0"/>
          <table:table-cell office:value-type="float" office:value="15071.0"/>
          <table:table-cell office:value-type="float" office:value="12140.0"/>
          <table:table-cell office:value-type="float" office:value="10513.0"/>
          <table:table-cell office:value-type="float" office:value="2389.0"/>
          <table:table-cell office:value-type="float" office:value="80.0"/>
          <table:table-cell office:value-type="float" office:value="2.3515"/>
          <table:table-cell office:value-type="float" office:value="0.10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7334.0"/>
          <table:table-cell office:value-type="float" office:value="2751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45.0"/>
          <table:table-cell office:value-type="float" office:value="15030.0"/>
          <table:table-cell office:value-type="float" office:value="12099.0"/>
          <table:table-cell office:value-type="float" office:value="10778.0"/>
          <table:table-cell office:value-type="float" office:value="2935.0"/>
          <table:table-cell office:value-type="float" office:value="8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2.06004"/>
          <table:table-cell office:value-type="float" office:value="0.1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39.0"/>
          <table:table-cell office:value-type="float" office:value="7313.0"/>
          <table:table-cell office:value-type="float" office:value="27369.0"/>
          <table:table-cell office:value-type="float" office:value="126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1.0"/>
          <table:table-cell office:value-type="float" office:value="14895.0"/>
          <table:table-cell office:value-type="float" office:value="11989.0"/>
          <table:table-cell office:value-type="float" office:value="10399.0"/>
          <table:table-cell office:value-type="float" office:value="2372.0"/>
          <table:table-cell office:value-type="float" office:value="80.0"/>
          <table:table-cell office:value-type="float" office:value="2.1074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6.0"/>
          <table:table-cell office:value-type="float" office:value="7313.0"/>
          <table:table-cell office:value-type="float" office:value="27369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1.0"/>
          <table:table-cell office:value-type="float" office:value="14895.0"/>
          <table:table-cell office:value-type="float" office:value="11989.0"/>
          <table:table-cell office:value-type="float" office:value="10399.0"/>
          <table:table-cell office:value-type="float" office:value="2372.0"/>
          <table:table-cell office:value-type="float" office:value="80.0"/>
          <table:table-cell office:value-type="float" office:value="2.33379"/>
          <table:table-cell office:value-type="float" office:value="0.15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6.0"/>
          <table:table-cell office:value-type="float" office:value="7233.0"/>
          <table:table-cell office:value-type="float" office:value="27121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5.0"/>
          <table:table-cell office:value-type="float" office:value="14856.0"/>
          <table:table-cell office:value-type="float" office:value="11950.0"/>
          <table:table-cell office:value-type="float" office:value="10662.0"/>
          <table:table-cell office:value-type="float" office:value="2914.0"/>
          <table:table-cell office:value-type="float" office:value="8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2.1809"/>
          <table:table-cell office:value-type="float" office:value="0.225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049.0"/>
          <table:table-cell office:value-type="float" office:value="7398.0"/>
          <table:table-cell office:value-type="float" office:value="7255.0"/>
          <table:table-cell office:value-type="float" office:value="27135.0"/>
          <table:table-cell office:value-type="float" office:value="126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22.0"/>
          <table:table-cell office:value-type="float" office:value="14792.0"/>
          <table:table-cell office:value-type="float" office:value="11916.0"/>
          <table:table-cell office:value-type="float" office:value="10328.0"/>
          <table:table-cell office:value-type="float" office:value="2376.0"/>
          <table:table-cell office:value-type="float" office:value="80.0"/>
          <table:table-cell office:value-type="float" office:value="2.02678"/>
          <table:table-cell office:value-type="float" office:value="0.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17.0"/>
          <table:table-cell office:value-type="float" office:value="7255.0"/>
          <table:table-cell office:value-type="float" office:value="2713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22.0"/>
          <table:table-cell office:value-type="float" office:value="14792.0"/>
          <table:table-cell office:value-type="float" office:value="11916.0"/>
          <table:table-cell office:value-type="float" office:value="10328.0"/>
          <table:table-cell office:value-type="float" office:value="2376.0"/>
          <table:table-cell office:value-type="float" office:value="80.0"/>
          <table:table-cell office:value-type="float" office:value="2.38119"/>
          <table:table-cell office:value-type="float" office:value="0.0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08.0"/>
          <table:table-cell office:value-type="float" office:value="7175.0"/>
          <table:table-cell office:value-type="float" office:value="26887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06.0"/>
          <table:table-cell office:value-type="float" office:value="14754.0"/>
          <table:table-cell office:value-type="float" office:value="11878.0"/>
          <table:table-cell office:value-type="float" office:value="10590.0"/>
          <table:table-cell office:value-type="float" office:value="2916.0"/>
          <table:table-cell office:value-type="float" office:value="8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1.94654"/>
          <table:table-cell office:value-type="float" office:value="0.07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93.0"/>
          <table:table-cell office:value-type="float" office:value="7408.0"/>
          <table:table-cell office:value-type="float" office:value="27745.0"/>
          <table:table-cell office:value-type="float" office:value="125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65.0"/>
          <table:table-cell office:value-type="float" office:value="15073.0"/>
          <table:table-cell office:value-type="float" office:value="12142.0"/>
          <table:table-cell office:value-type="float" office:value="10517.0"/>
          <table:table-cell office:value-type="float" office:value="2405.0"/>
          <table:table-cell office:value-type="float" office:value="80.0"/>
          <table:table-cell office:value-type="float" office:value="2.09609"/>
          <table:table-cell office:value-type="float" office:value="0.10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02.0"/>
          <table:table-cell office:value-type="float" office:value="2022.0"/>
          <table:table-cell office:value-type="float" office:value="7408.0"/>
          <table:table-cell office:value-type="float" office:value="27745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65.0"/>
          <table:table-cell office:value-type="float" office:value="15073.0"/>
          <table:table-cell office:value-type="float" office:value="12142.0"/>
          <table:table-cell office:value-type="float" office:value="10517.0"/>
          <table:table-cell office:value-type="float" office:value="2405.0"/>
          <table:table-cell office:value-type="float" office:value="80.0"/>
          <table:table-cell office:value-type="float" office:value="2.35406"/>
          <table:table-cell office:value-type="float" office:value="0.1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5.0"/>
          <table:table-cell office:value-type="float" office:value="7328.0"/>
          <table:table-cell office:value-type="float" office:value="27497.0"/>
          <table:table-cell office:value-type="float" office:value="129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49.0"/>
          <table:table-cell office:value-type="float" office:value="15032.0"/>
          <table:table-cell office:value-type="float" office:value="12101.0"/>
          <table:table-cell office:value-type="float" office:value="10782.0"/>
          <table:table-cell office:value-type="float" office:value="2951.0"/>
          <table:table-cell office:value-type="float" office:value="8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2.08798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17.0"/>
          <table:table-cell office:value-type="float" office:value="7367.0"/>
          <table:table-cell office:value-type="float" office:value="27556.0"/>
          <table:table-cell office:value-type="float" office:value="127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0.0"/>
          <table:table-cell office:value-type="float" office:value="14980.0"/>
          <table:table-cell office:value-type="float" office:value="12068.0"/>
          <table:table-cell office:value-type="float" office:value="10452.0"/>
          <table:table-cell office:value-type="float" office:value="2380.0"/>
          <table:table-cell office:value-type="float" office:value="80.0"/>
          <table:table-cell office:value-type="float" office:value="2.06552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05.0"/>
          <table:table-cell office:value-type="float" office:value="7367.0"/>
          <table:table-cell office:value-type="float" office:value="27556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0.0"/>
          <table:table-cell office:value-type="float" office:value="14980.0"/>
          <table:table-cell office:value-type="float" office:value="12068.0"/>
          <table:table-cell office:value-type="float" office:value="10452.0"/>
          <table:table-cell office:value-type="float" office:value="2380.0"/>
          <table:table-cell office:value-type="float" office:value="80.0"/>
          <table:table-cell office:value-type="float" office:value="2.28797"/>
          <table:table-cell office:value-type="float" office:value="0.1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7.0"/>
          <table:table-cell office:value-type="float" office:value="7287.0"/>
          <table:table-cell office:value-type="float" office:value="27308.0"/>
          <table:table-cell office:value-type="float" office:value="129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34.0"/>
          <table:table-cell office:value-type="float" office:value="14940.0"/>
          <table:table-cell office:value-type="float" office:value="12028.0"/>
          <table:table-cell office:value-type="float" office:value="10716.0"/>
          <table:table-cell office:value-type="float" office:value="2924.0"/>
          <table:table-cell office:value-type="float" office:value="8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2.07678"/>
          <table:table-cell office:value-type="float" office:value="0.1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10.0"/>
          <table:table-cell office:value-type="float" office:value="9601.0"/>
          <table:table-cell office:value-type="float" office:value="37683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2.0"/>
          <table:table-cell office:value-type="float" office:value="21398.0"/>
          <table:table-cell office:value-type="float" office:value="16292.0"/>
          <table:table-cell office:value-type="float" office:value="15687.0"/>
          <table:table-cell office:value-type="float" office:value="3297.0"/>
          <table:table-cell office:value-type="float" office:value="100.0"/>
          <table:table-cell office:value-type="float" office:value="2.1319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68.0"/>
          <table:table-cell office:value-type="float" office:value="9601.0"/>
          <table:table-cell office:value-type="float" office:value="37683.0"/>
          <table:table-cell office:value-type="float" office:value="127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02.0"/>
          <table:table-cell office:value-type="float" office:value="21398.0"/>
          <table:table-cell office:value-type="float" office:value="16292.0"/>
          <table:table-cell office:value-type="float" office:value="15687.0"/>
          <table:table-cell office:value-type="float" office:value="3297.0"/>
          <table:table-cell office:value-type="float" office:value="100.0"/>
          <table:table-cell office:value-type="float" office:value="2.38754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9.0"/>
          <table:table-cell office:value-type="float" office:value="9501.0"/>
          <table:table-cell office:value-type="float" office:value="37373.0"/>
          <table:table-cell office:value-type="float" office:value="129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32.0"/>
          <table:table-cell office:value-type="float" office:value="21348.0"/>
          <table:table-cell office:value-type="float" office:value="16242.0"/>
          <table:table-cell office:value-type="float" office:value="16017.0"/>
          <table:table-cell office:value-type="float" office:value="3977.0"/>
          <table:table-cell office:value-type="float" office:value="10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2.07403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21.0"/>
          <table:table-cell office:value-type="float" office:value="9341.0"/>
          <table:table-cell office:value-type="float" office:value="36799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11.0"/>
          <table:table-cell office:value-type="float" office:value="21061.0"/>
          <table:table-cell office:value-type="float" office:value="15980.0"/>
          <table:table-cell office:value-type="float" office:value="15539.0"/>
          <table:table-cell office:value-type="float" office:value="6025.0"/>
          <table:table-cell office:value-type="float" office:value="100.0"/>
          <table:table-cell office:value-type="float" office:value="2.14045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62.0"/>
          <table:table-cell office:value-type="float" office:value="9341.0"/>
          <table:table-cell office:value-type="float" office:value="36799.0"/>
          <table:table-cell office:value-type="float" office:value="12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11.0"/>
          <table:table-cell office:value-type="float" office:value="21061.0"/>
          <table:table-cell office:value-type="float" office:value="15980.0"/>
          <table:table-cell office:value-type="float" office:value="15539.0"/>
          <table:table-cell office:value-type="float" office:value="6024.0"/>
          <table:table-cell office:value-type="float" office:value="100.0"/>
          <table:table-cell office:value-type="float" office:value="2.40204"/>
          <table:table-cell office:value-type="float" office:value="0.1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4.0"/>
          <table:table-cell office:value-type="float" office:value="9241.0"/>
          <table:table-cell office:value-type="float" office:value="36489.0"/>
          <table:table-cell office:value-type="float" office:value="129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41.0"/>
          <table:table-cell office:value-type="float" office:value="21016.0"/>
          <table:table-cell office:value-type="float" office:value="15935.0"/>
          <table:table-cell office:value-type="float" office:value="15864.0"/>
          <table:table-cell office:value-type="float" office:value="3911.0"/>
          <table:table-cell office:value-type="float" office:value="10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2.06098"/>
          <table:table-cell office:value-type="float" office:value="0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97.0"/>
          <table:table-cell office:value-type="float" office:value="9443.0"/>
          <table:table-cell office:value-type="float" office:value="37113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62.0"/>
          <table:table-cell office:value-type="float" office:value="21188.0"/>
          <table:table-cell office:value-type="float" office:value="16123.0"/>
          <table:table-cell office:value-type="float" office:value="15603.0"/>
          <table:table-cell office:value-type="float" office:value="6072.0"/>
          <table:table-cell office:value-type="float" office:value="100.0"/>
          <table:table-cell office:value-type="float" office:value="2.10257"/>
          <table:table-cell office:value-type="float" office:value="0.0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84.0"/>
          <table:table-cell office:value-type="float" office:value="9443.0"/>
          <table:table-cell office:value-type="float" office:value="37113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62.0"/>
          <table:table-cell office:value-type="float" office:value="21188.0"/>
          <table:table-cell office:value-type="float" office:value="16123.0"/>
          <table:table-cell office:value-type="float" office:value="15603.0"/>
          <table:table-cell office:value-type="float" office:value="6074.0"/>
          <table:table-cell office:value-type="float" office:value="100.0"/>
          <table:table-cell office:value-type="float" office:value="2.3764"/>
          <table:table-cell office:value-type="float" office:value="0.1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9.0"/>
          <table:table-cell office:value-type="float" office:value="971.0"/>
          <table:table-cell office:value-type="float" office:value="9343.0"/>
          <table:table-cell office:value-type="float" office:value="36803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92.0"/>
          <table:table-cell office:value-type="float" office:value="21141.0"/>
          <table:table-cell office:value-type="float" office:value="16076.0"/>
          <table:table-cell office:value-type="float" office:value="15930.0"/>
          <table:table-cell office:value-type="float" office:value="3953.0"/>
          <table:table-cell office:value-type="float" office:value="10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2.11851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50.0"/>
          <table:table-cell office:value-type="float" office:value="9745.0"/>
          <table:table-cell office:value-type="float" office:value="38255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5.0"/>
          <table:table-cell office:value-type="float" office:value="21647.0"/>
          <table:table-cell office:value-type="float" office:value="16495.0"/>
          <table:table-cell office:value-type="float" office:value="15852.0"/>
          <table:table-cell office:value-type="float" office:value="3310.0"/>
          <table:table-cell office:value-type="float" office:value="100.0"/>
          <table:table-cell office:value-type="float" office:value="2.08896"/>
          <table:table-cell office:value-type="float" office:value="0.07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55.0"/>
          <table:table-cell office:value-type="float" office:value="9745.0"/>
          <table:table-cell office:value-type="float" office:value="38255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45.0"/>
          <table:table-cell office:value-type="float" office:value="21647.0"/>
          <table:table-cell office:value-type="float" office:value="16495.0"/>
          <table:table-cell office:value-type="float" office:value="15852.0"/>
          <table:table-cell office:value-type="float" office:value="3310.0"/>
          <table:table-cell office:value-type="float" office:value="100.0"/>
          <table:table-cell office:value-type="float" office:value="2.3696"/>
          <table:table-cell office:value-type="float" office:value="0.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9645.0"/>
          <table:table-cell office:value-type="float" office:value="37945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75.0"/>
          <table:table-cell office:value-type="float" office:value="21598.0"/>
          <table:table-cell office:value-type="float" office:value="16446.0"/>
          <table:table-cell office:value-type="float" office:value="16181.0"/>
          <table:table-cell office:value-type="float" office:value="3988.0"/>
          <table:table-cell office:value-type="float" office:value="10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2.08732"/>
          <table:table-cell office:value-type="float" office:value="0.1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09.0"/>
          <table:table-cell office:value-type="float" office:value="9681.0"/>
          <table:table-cell office:value-type="float" office:value="38018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32.0"/>
          <table:table-cell office:value-type="float" office:value="21558.0"/>
          <table:table-cell office:value-type="float" office:value="16420.0"/>
          <table:table-cell office:value-type="float" office:value="15802.0"/>
          <table:table-cell office:value-type="float" office:value="3313.0"/>
          <table:table-cell office:value-type="float" office:value="100.0"/>
          <table:table-cell office:value-type="float" office:value="2.04785"/>
          <table:table-cell office:value-type="float" office:value="0.0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623.0"/>
          <table:table-cell office:value-type="float" office:value="9681.0"/>
          <table:table-cell office:value-type="float" office:value="38018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32.0"/>
          <table:table-cell office:value-type="float" office:value="21558.0"/>
          <table:table-cell office:value-type="float" office:value="16420.0"/>
          <table:table-cell office:value-type="float" office:value="15802.0"/>
          <table:table-cell office:value-type="float" office:value="3313.0"/>
          <table:table-cell office:value-type="float" office:value="100.0"/>
          <table:table-cell office:value-type="float" office:value="2.43014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3.0"/>
          <table:table-cell office:value-type="float" office:value="9581.0"/>
          <table:table-cell office:value-type="float" office:value="37708.0"/>
          <table:table-cell office:value-type="float" office:value="129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262.0"/>
          <table:table-cell office:value-type="float" office:value="21509.0"/>
          <table:table-cell office:value-type="float" office:value="16371.0"/>
          <table:table-cell office:value-type="float" office:value="16131.0"/>
          <table:table-cell office:value-type="float" office:value="3991.0"/>
          <table:table-cell office:value-type="float" office:value="10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99432"/>
          <table:table-cell office:value-type="float" office:value="0.1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864.0"/>
          <table:table-cell office:value-type="float" office:value="13488.0"/>
          <table:table-cell office:value-type="float" office:value="52380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27835.0"/>
          <table:table-cell office:value-type="float" office:value="21477.0"/>
          <table:table-cell office:value-type="float" office:value="19521.0"/>
          <table:table-cell office:value-type="float" office:value="3766.0"/>
          <table:table-cell office:value-type="float" office:value="100.0"/>
          <table:table-cell office:value-type="float" office:value="2.10459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01.0"/>
          <table:table-cell office:value-type="float" office:value="13488.0"/>
          <table:table-cell office:value-type="float" office:value="5238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6.0"/>
          <table:table-cell office:value-type="float" office:value="27835.0"/>
          <table:table-cell office:value-type="float" office:value="21477.0"/>
          <table:table-cell office:value-type="float" office:value="19521.0"/>
          <table:table-cell office:value-type="float" office:value="3766.0"/>
          <table:table-cell office:value-type="float" office:value="100.0"/>
          <table:table-cell office:value-type="float" office:value="2.37138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7.0"/>
          <table:table-cell office:value-type="float" office:value="13388.0"/>
          <table:table-cell office:value-type="float" office:value="5207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06.0"/>
          <table:table-cell office:value-type="float" office:value="27784.0"/>
          <table:table-cell office:value-type="float" office:value="21426.0"/>
          <table:table-cell office:value-type="float" office:value="19852.0"/>
          <table:table-cell office:value-type="float" office:value="4448.0"/>
          <table:table-cell office:value-type="float" office:value="1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98482"/>
          <table:table-cell office:value-type="float" office:value="0.1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1919.0"/>
          <table:table-cell office:value-type="float" office:value="13417.0"/>
          <table:table-cell office:value-type="float" office:value="52110.0"/>
          <table:table-cell office:value-type="float" office:value="126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63.0"/>
          <table:table-cell office:value-type="float" office:value="27723.0"/>
          <table:table-cell office:value-type="float" office:value="21386.0"/>
          <table:table-cell office:value-type="float" office:value="19450.0"/>
          <table:table-cell office:value-type="float" office:value="3772.0"/>
          <table:table-cell office:value-type="float" office:value="100.0"/>
          <table:table-cell office:value-type="float" office:value="2.17592"/>
          <table:table-cell office:value-type="float" office:value="0.19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59.0"/>
          <table:table-cell office:value-type="float" office:value="4632.0"/>
          <table:table-cell office:value-type="float" office:value="13417.0"/>
          <table:table-cell office:value-type="float" office:value="52110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63.0"/>
          <table:table-cell office:value-type="float" office:value="27723.0"/>
          <table:table-cell office:value-type="float" office:value="21386.0"/>
          <table:table-cell office:value-type="float" office:value="19450.0"/>
          <table:table-cell office:value-type="float" office:value="3772.0"/>
          <table:table-cell office:value-type="float" office:value="100.0"/>
          <table:table-cell office:value-type="float" office:value="2.42013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3317.0"/>
          <table:table-cell office:value-type="float" office:value="5180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93.0"/>
          <table:table-cell office:value-type="float" office:value="27673.0"/>
          <table:table-cell office:value-type="float" office:value="21336.0"/>
          <table:table-cell office:value-type="float" office:value="19780.0"/>
          <table:table-cell office:value-type="float" office:value="4452.0"/>
          <table:table-cell office:value-type="float" office:value="1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2.05131"/>
          <table:table-cell office:value-type="float" office:value="0.1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60.0"/>
          <table:table-cell office:value-type="float" office:value="13693.0"/>
          <table:table-cell office:value-type="float" office:value="53346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.0"/>
          <table:table-cell office:value-type="float" office:value="28298.0"/>
          <table:table-cell office:value-type="float" office:value="21783.0"/>
          <table:table-cell office:value-type="float" office:value="19856.0"/>
          <table:table-cell office:value-type="float" office:value="3801.0"/>
          <table:table-cell office:value-type="float" office:value="100.0"/>
          <table:table-cell office:value-type="float" office:value="2.14982"/>
          <table:table-cell office:value-type="float" office:value="0.1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38.0"/>
          <table:table-cell office:value-type="float" office:value="13693.0"/>
          <table:table-cell office:value-type="float" office:value="53346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.0"/>
          <table:table-cell office:value-type="float" office:value="28298.0"/>
          <table:table-cell office:value-type="float" office:value="21783.0"/>
          <table:table-cell office:value-type="float" office:value="19856.0"/>
          <table:table-cell office:value-type="float" office:value="3801.0"/>
          <table:table-cell office:value-type="float" office:value="100.0"/>
          <table:table-cell office:value-type="float" office:value="2.32622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8.0"/>
          <table:table-cell office:value-type="float" office:value="13593.0"/>
          <table:table-cell office:value-type="float" office:value="53036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39.0"/>
          <table:table-cell office:value-type="float" office:value="28245.0"/>
          <table:table-cell office:value-type="float" office:value="21730.0"/>
          <table:table-cell office:value-type="float" office:value="20189.0"/>
          <table:table-cell office:value-type="float" office:value="4487.0"/>
          <table:table-cell office:value-type="float" office:value="1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2.03783"/>
          <table:table-cell office:value-type="float" office:value="0.16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493.0"/>
          <table:table-cell office:value-type="float" office:value="13481.0"/>
          <table:table-cell office:value-type="float" office:value="52391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4.0"/>
          <table:table-cell office:value-type="float" office:value="27847.0"/>
          <table:table-cell office:value-type="float" office:value="21477.0"/>
          <table:table-cell office:value-type="float" office:value="19536.0"/>
          <table:table-cell office:value-type="float" office:value="3776.0"/>
          <table:table-cell office:value-type="float" office:value="100.0"/>
          <table:table-cell office:value-type="float" office:value="2.08707"/>
          <table:table-cell office:value-type="float" office:value="0.1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43.0"/>
          <table:table-cell office:value-type="float" office:value="13481.0"/>
          <table:table-cell office:value-type="float" office:value="52391.0"/>
          <table:table-cell office:value-type="float" office:value="124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4.0"/>
          <table:table-cell office:value-type="float" office:value="27847.0"/>
          <table:table-cell office:value-type="float" office:value="21477.0"/>
          <table:table-cell office:value-type="float" office:value="19536.0"/>
          <table:table-cell office:value-type="float" office:value="3776.0"/>
          <table:table-cell office:value-type="float" office:value="100.0"/>
          <table:table-cell office:value-type="float" office:value="2.30968"/>
          <table:table-cell office:value-type="float" office:value="0.17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11.0"/>
          <table:table-cell office:value-type="float" office:value="2254.0"/>
          <table:table-cell office:value-type="float" office:value="13381.0"/>
          <table:table-cell office:value-type="float" office:value="52081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04.0"/>
          <table:table-cell office:value-type="float" office:value="27797.0"/>
          <table:table-cell office:value-type="float" office:value="21427.0"/>
          <table:table-cell office:value-type="float" office:value="19866.0"/>
          <table:table-cell office:value-type="float" office:value="4456.0"/>
          <table:table-cell office:value-type="float" office:value="1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2.24094"/>
          <table:table-cell office:value-type="float" office:value="0.348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27.0"/>
          <table:table-cell office:value-type="float" office:value="11130.0"/>
          <table:table-cell office:value-type="float" office:value="13523.0"/>
          <table:table-cell office:value-type="float" office:value="52544.0"/>
          <table:table-cell office:value-type="float" office:value="125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8.0"/>
          <table:table-cell office:value-type="float" office:value="27910.0"/>
          <table:table-cell office:value-type="float" office:value="21524.0"/>
          <table:table-cell office:value-type="float" office:value="19577.0"/>
          <table:table-cell office:value-type="float" office:value="3763.0"/>
          <table:table-cell office:value-type="float" office:value="100.0"/>
          <table:table-cell office:value-type="float" office:value="2.14365"/>
          <table:table-cell office:value-type="float" office:value="0.1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461.0"/>
          <table:table-cell office:value-type="float" office:value="13523.0"/>
          <table:table-cell office:value-type="float" office:value="52544.0"/>
          <table:table-cell office:value-type="float" office:value="126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78.0"/>
          <table:table-cell office:value-type="float" office:value="27910.0"/>
          <table:table-cell office:value-type="float" office:value="21524.0"/>
          <table:table-cell office:value-type="float" office:value="19577.0"/>
          <table:table-cell office:value-type="float" office:value="3763.0"/>
          <table:table-cell office:value-type="float" office:value="100.0"/>
          <table:table-cell office:value-type="float" office:value="2.30649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13423.0"/>
          <table:table-cell office:value-type="float" office:value="52234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08.0"/>
          <table:table-cell office:value-type="float" office:value="27859.0"/>
          <table:table-cell office:value-type="float" office:value="21473.0"/>
          <table:table-cell office:value-type="float" office:value="19908.0"/>
          <table:table-cell office:value-type="float" office:value="4445.0"/>
          <table:table-cell office:value-type="float" office:value="1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